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1050446416550245613"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301014104590947847"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2514970589608584741"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6216484375194030352"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746518454756071315"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6644326910002972933"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5668739615636928658"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1382664891719652705"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7391994" text:continue-list="list5668739615636928658"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306930351512667916"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7402942"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7381662"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7382245"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7410573"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7403155"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5783497847630589018"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2571062310518133278"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216829657900911948"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7393937"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988506410817185349"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5263372438008894176"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227191869030995781" text:style-name="L15">
        <text:list-item>
          <text:list>
            <text:list-header>
              <text:p text:style-name="P183">1.5 miles averaging about 9:40/mile and rest 1 min</text:p>
            </text:list-header>
          </text:list>
        </text:list-item>
      </text:list>
      <text:p text:style-name="P24">1 mile in 8:26 and rest 2 min</text:p>
      <text:list xml:id="list5380176168221439345"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237297053196340995"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7388197"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379556284577874988"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070184447640463683"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4336669468390427830"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7383281" text:continue-list="list8070184447640463683" text:style-name="L19">
        <text:list-item>
          <text:list>
            <text:list-header>
              <text:p text:style-name="P187">(Pace*HR)=1240</text:p>
            </text:list-header>
          </text:list>
        </text:list-item>
      </text:list>
      <text:list xml:id="list37391483" text:continue-list="list379556284577874988" text:style-name="L18">
        <text:list-item>
          <text:list>
            <text:list-header>
              <text:p text:style-name="P186">2 miles at 10:46/mile Ave HR= 121 bpm and rest a few minutes</text:p>
            </text:list-header>
          </text:list>
        </text:list-item>
      </text:list>
      <text:list xml:id="list37392834" text:continue-list="list37383281"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7406642"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407989630628330577"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208795743238251379"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722599342395957825"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7587838613483665793"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363980527759615083"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186224276106915032"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7401320"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7384261"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507621324684379408"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262155759660374237"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367841187619102241"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830667410495145676"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196832159047747419"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784779174654493820" text:style-name="L32">
        <text:list-item>
          <text:list>
            <text:list-header>
              <text:p text:style-name="P197">0.25 miles in 2:54</text:p>
              <text:p text:style-name="P197">1 mile in 9:21 going faster as I ran and ending at around 8:30 pace</text:p>
            </text:list-header>
          </text:list>
        </text:list-item>
      </text:list>
      <text:list xml:id="list2446105329401451741"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365733153308644064"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4401054116602169985"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901188482284916799"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5973491097732246052"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10"/>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text:soft-page-break/></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text:soft-page-break/>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189995424248877665" text:style-name="L38">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ext:soft-page-break/>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13T17:13:38.83</dc:date>
    <dc:creator>James Lombardi</dc:creator>
    <meta:editing-duration>P28DT47M24S</meta:editing-duration>
    <meta:editing-cycles>2061</meta:editing-cycles>
    <meta:generator>OpenOffice/4.1.2$Win32 OpenOffice.org_project/412m3$Build-9782</meta:generator>
    <meta:document-statistic meta:table-count="0" meta:image-count="9" meta:object-count="0" meta:page-count="204" meta:paragraph-count="5942" meta:word-count="64339" meta:character-count="329688"/>
  </office:meta>
</office:document-meta>
</file>